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xpressionRootObject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pressionRootObject.CacheExpressionRootObject( Collection &lt; ? extends Cache &gt; caches , Method method , Object [ ] args , Object target ,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ExpressionRootObjec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pressionRootObject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pressionRootObject.get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pressionRootObjec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pressionRootObjec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